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MYKColorSpace.toRGB( float [ ] color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MYKColorSpace.fromCIEXYZ( float [ ] color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MYKColorSpace.fromRGB( float [ ] rgb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MYKColorSpace.CMYKColorSpace( int type , int numcompon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MYKColorSpace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MYKColorSpace.toCIEXYZ( float [ ] color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